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paragraph-rsid="00175e66" fo:background-color="transparent" style:font-weight-asian="bold" style:font-weight-complex="bold"/>
    </style:style>
    <style:style style:name="P4" style:family="paragraph" style:parent-style-name="Standard">
      <style:text-properties fo:background-color="#fff200"/>
    </style:style>
    <style:style style:name="P5" style:family="paragraph" style:parent-style-name="Standard">
      <style:text-properties fo:font-weight="normal" officeooo:paragraph-rsid="00175e66" fo:background-color="transparent" style:font-weight-asian="normal" style:font-weight-complex="normal"/>
    </style:style>
    <style:style style:name="P6" style:family="paragraph" style:parent-style-name="Standard">
      <style:text-properties fo:font-weight="normal" officeooo:paragraph-rsid="0018dc7a" fo:background-color="transparent" style:font-weight-asian="normal" style:font-weight-complex="normal"/>
    </style:style>
    <style:style style:name="P7" style:family="paragraph" style:parent-style-name="Standard">
      <style:text-properties fo:font-weight="normal" officeooo:paragraph-rsid="00193438" fo:background-color="transparent" style:font-weight-asian="normal" style:font-weight-complex="normal"/>
    </style:style>
    <style:style style:name="P8" style:family="paragraph" style:parent-style-name="Standard">
      <style:text-properties fo:font-weight="normal" officeooo:paragraph-rsid="002004f9" fo:background-color="transparent" style:font-weight-asian="normal" style:font-weight-complex="normal"/>
    </style:style>
    <style:style style:name="P9" style:family="paragraph" style:parent-style-name="Standard">
      <style:text-properties fo:font-weight="normal" officeooo:paragraph-rsid="0021e069" fo:background-color="transparent" style:font-weight-asian="normal" style:font-weight-complex="normal"/>
    </style:style>
    <style:style style:name="P10" style:family="paragraph" style:parent-style-name="Standard">
      <style:text-properties fo:font-weight="normal" officeooo:paragraph-rsid="00193438" fo:background-color="#ff4500" style:font-weight-asian="normal" style:font-weight-complex="normal"/>
    </style:style>
    <style:style style:name="P11" style:family="paragraph" style:parent-style-name="Standard">
      <style:text-properties fo:font-weight="normal" officeooo:paragraph-rsid="0021e069" fo:background-color="#ff4500" style:font-weight-asian="normal" style:font-weight-complex="normal"/>
    </style:style>
    <style:style style:name="P12" style:family="paragraph" style:parent-style-name="Standard">
      <style:text-properties fo:background-color="#ff4500"/>
    </style:style>
    <style:style style:name="P13" style:family="paragraph" style:parent-style-name="Standard">
      <style:text-properties fo:font-weight="normal" officeooo:paragraph-rsid="0018dc7a" fo:background-color="#ff4500" style:font-weight-asian="normal" style:font-weight-complex="normal"/>
    </style:style>
    <style:style style:name="P14" style:family="paragraph" style:parent-style-name="Standard">
      <style:text-properties fo:font-weight="normal" officeooo:paragraph-rsid="002004f9" fo:background-color="#ff4500" style:font-weight-asian="normal" style:font-weight-complex="normal"/>
    </style:style>
    <style:style style:name="P15" style:family="paragraph" style:parent-style-name="Standard">
      <style:text-properties fo:font-weight="normal" officeooo:paragraph-rsid="0021e069" fo:background-color="#ff4500" style:font-weight-asian="normal" style:font-weight-complex="normal"/>
    </style:style>
    <style:style style:name="P16" style:family="paragraph" style:parent-style-name="Standard">
      <style:text-properties fo:font-weight="normal" officeooo:paragraph-rsid="0026aa26" fo:background-color="transparent" style:font-weight-asian="normal" style:font-weight-complex="normal"/>
    </style:style>
    <style:style style:name="P17" style:family="paragraph" style:parent-style-name="Standard">
      <style:text-properties fo:font-weight="normal" officeooo:paragraph-rsid="0026aa26" fo:background-color="#00ffff" style:font-weight-asian="normal" style:font-weight-complex="normal"/>
    </style:style>
    <style:style style:name="P18" style:family="paragraph" style:parent-style-name="Standard">
      <style:text-properties fo:font-weight="bold" officeooo:paragraph-rsid="0026aa26" fo:background-color="transparent" style:font-weight-asian="bold" style:font-weight-complex="bold"/>
    </style:style>
    <style:style style:name="T1" style:family="text">
      <style:text-properties fo:background-color="#fff200" loext:char-shading-value="0"/>
    </style:style>
    <style:style style:name="T2" style:family="text">
      <style:text-properties fo:background-color="#00ffff" loext:char-shading-value="0"/>
    </style:style>
    <style:style style:name="T3" style:family="text">
      <style:text-properties fo:background-color="#ff4500" loext:char-shading-value="0"/>
    </style:style>
    <style:style style:name="T4" style:family="text">
      <style:text-properties officeooo:rsid="002004f9" fo:background-color="#ff4500" loext:char-shading-value="0"/>
    </style:style>
    <style:style style:name="T5" style:family="text">
      <style:text-properties fo:font-weight="bold" style:font-weight-asian="bold" style:font-weight-complex="bold"/>
    </style:style>
    <style:style style:name="T6" style:family="text">
      <style:text-properties fo:font-variant="normal" fo:text-transform="none" fo:color="#202020" style:font-name="Helvetica" fo:font-size="9.75pt" fo:letter-spacing="normal" fo:font-style="normal"/>
    </style:style>
    <style:style style:name="T7" style:family="text">
      <style:text-properties fo:background-color="transparent" loext:char-shading-value="0"/>
    </style:style>
    <style:style style:name="T8" style:family="text">
      <style:text-properties fo:background-color="transparent" loext:char-shading-value="0"/>
    </style:style>
    <style:style style:name="T9" style:family="text">
      <style:text-properties fo:font-weight="normal" style:font-weight-asian="normal" style:font-weight-complex="normal"/>
    </style:style>
    <style:style style:name="T10" style:family="text">
      <style:text-properties fo:font-weight="normal" fo:background-color="#00ffff" loext:char-shading-value="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dicción genómica de un solo paso de los rasgos de calidad de la fruta utilizando registros fenotípicos de parientes no genotipados en cítricos</text:p>
      <text:p text:style-name="Standard"/>
      <text:p text:style-name="Standard">La selección genómica (GS) se considera una herramienta práctica para acelerar la mejora genética en el mejoramiento de plantas [ 1 , 2 ], y el potencial de GS ahora se está evaluando para su uso en el mejoramiento de frutas [ 3 ]. <text:span text:style-name="T1">La selección fenotípica convencional en el mejoramiento de frutas tiene dificultades debido a los largos períodos juveniles y la herencia compleja de rasgos cuantitativos [ 4 ], y se espera que GS sea un método alternativo a la selección fenotípica y trabaje para resolver estos problemas.</text:span></text:p>
      <text:p text:style-name="P4"/>
      <text:p text:style-name="P1"><text:span text:style-name="T1">En fitomejoramiento, los modelos estadísticos de GS generalmente se construyen en base a la información de los genotipos y fenotipos de una población [ 5 ]. Sin embargo, los datos fenotípicos de parientes sin genotipo también se pueden utilizar para construir modelos GS cuando se dispone de registros genealógicos completos [ 6 ].</text:span> Esta situación es común en el mejoramiento de frutas porque un programa de mejoramiento de frutas organizado tiene un sistema de registro bien definido y acumula continuamente registros fenotípicos junto con información genealógica, como en [ 7 , 8 ]. Por lo tanto, <text:span text:style-name="T1">la información fenotípica y genealógica de parientes no genotipados podría usarse para mejorar la precisión del modelado GS en el mejoramiento de frutas.</text:span></text:p>
      <text:p text:style-name="P4"/>
      <text:p text:style-name="P1"><text:span text:style-name="T2">Para GS en la cría de animales, los datos fenotípicos de parientes no genotipados a menudo se incorporan para obtener valores de cría regulares para individuos genotipados usando información de pedigrí y, posteriormente, el modelo de predicción genómica se construye combinando los valores de cría estimados y los genotipos a través de múltiples pasos [ 9 , 10 ]. Este procedimiento se llama GS de múltiples pasos, que puede ser complicado de realizar y puede resultar en una menor precisión, resultados sesgados o pérdida de información [ 11 ].</text:span> En contraste con la GS de múltiples pasos, se ha propuesto <text:span text:style-name="T2">la mejor predicción lineal imparcial genómica de un solo paso (ssGBLUP) [ 11 , 12],</text:span> donde <text:span text:style-name="T2">los datos fenotípicos de individuos genotipados y no genotipados se analizan conjuntamente para predecir los valores genéticos de todos los individuos utilizando un modelo lineal mixto con una matriz de relaciones obtenida al combinar información de relaciones genómicas entre individuos genotipados e información genealógica entre individuos genotipados y no genotipados, y dentro de los individuos no genotipados [ 13 ]. Por lo tanto, ssGBLUP puede predecir los valores genéticos de individuos genotipados y no genotipados simultáneamente, con menor sesgo y mayor precisión en comparación con los métodos de varios pasos [ 14 , 15 ]. Por lo tanto, ssGBLUP podría ser una herramienta prometedora en el mejoramiento de frutas.</text:span></text:p>
      <text:p text:style-name="P1"/>
      <text:p text:style-name="P1"><text:span text:style-name="T2">En el procedimiento de ssGBLUP, se calcula una matriz de relación combinada, denominada matriz H , a partir de una matriz de relación del genoma y una matriz de relación basada en el pedigrí, denominadas matriz G y matriz A , respectivamente, para ajustarse a la mejor predicción lineal imparcial ( BLUP) modelo [ 13 ]. A través de la matriz H , A se aumenta con G y viceversa, lo que permite que ssGBLUP mejore la precisión en la evaluación de los valores genéticos para parientes genotipados y no genotipados.</text:span> Sin embargo, aunque ssGBLUP tiene varias ventajas en comparación con el método de pasos múltiples descrito anteriormente, la aplicación de este método para el mejoramiento de plantas se ha limitado a varias especies, incluido el arroz (Oryza sativa L.) [ 16 , 17 ], trigo ( Triticum aestivum L.) [ 18 , 19 ], maíz ( Zea mays L.) [ 20 ], y las de árboles forestales [ 21 – 24 ], y al mejor Hasta donde sabemos, no se han reportado estudios previos de ssGBLUP para el mejoramiento de frutas. <text:span text:style-name="T3">En consecuencia, aplicamos ssGBLUP a un conjunto de datos reales de rasgos de calidad de la fruta obtenidos de un programa de mejoramiento de cítricos en curso. Comparamos la precisión de predicción de ssGBLUP con la de los métodos convencionales en individuos genotipados y no genotipados.</text:span></text:p>
      <text:p text:style-name="P12"><text:soft-page-break/></text:p>
      <text:p text:style-name="P3">Materiales y métodos </text:p>
      <text:p text:style-name="P3"/>
      <text:p text:style-name="P3">Materiales vegetales y registros fenotípicos</text:p>
      <text:p text:style-name="P3"/>
      <text:p text:style-name="P5">En la Fig . 1 se muestra un esquema de los materiales vegetales probados . Se obtuvo un total de 1935 individuos de la Estación de Investigación de Cítricos de Kuchinotsu, Organización Nacional de Investigación de Agricultura y Alimentos (NARO, Nagasaki, Japón). Usamos 106 cultivares parentales y 1829 individuos F 1 derivados de 122 familias cruzadas (en lo sucesivo, denominadas familias). Tanto los cultivares parentales como los individuos F 1 se mantuvieron como se describió anteriormente [ 25 ]: brevemente, los individuos F 1 se injertaron cada uno en un árbol de naranjo trifoliado ( Poncirus trifoliataL.) de 2006 a 2008, que se plantaron en los campos de cultivo a una distancia de 0,3 m dentro y 5 m entre hileras. Los cultivares parentales se injertaron en naranjas trifoliadas o mandarinas satsuma ( Citrus unshiu Marcow.) Interstocks en campos adyacentes. Los cruces se realizaron únicamente para producir cultivares comerciales y, por lo tanto, no se adoptó ningún diseño de cruzamiento específico. Todos los árboles se mantuvieron de acuerdo con el protocolo de manejo estándar en Japón, a saber, cuatro aplicaciones de fertilizante y 10 a 20 aplicaciones de agroquímicos por año.</text:p>
      <text:p text:style-name="P5"/>
      <text:p text:style-name="P5">En cada árbol de los genotipos utilizados en este estudio se evaluaron tres características de calidad de la fruta, incluido el peso de la fruta (FW), el contenido de azúcar (SC) y el contenido de ácido (AC) ( Cuadro 1 ). Se tomaron muestras de cinco frutas de colores para evaluaciones inmediatas en diciembre, y FW, SC y AC se determinaron anualmente entre 2009 y 2012. Por lo tanto, todos los 1935 individuos fueron evaluados de una a cuatro veces para cada rasgo. Estos registros fenotípicos se recolectaron a través del proceso de selección de nuestro programa de mejoramiento de cítricos, NARO, y se resumen en la Tabla 2 .</text:p>
      <text:p text:style-name="P5"/>
      <text:p text:style-name="P6"><text:span text:style-name="T5">Genotipos marcadores</text:span> </text:p>
      <text:p text:style-name="P6"/>
      <text:p text:style-name="P6">Todos los 106 cultivares parentales y 377 individuos F 1 derivados de nueve familias fueron genotipados utilizando el método de genotipado por secuenciación (GBS) [ 26 ] para obtener datos de polimorfismo de un solo nucleótido (SNP) del genoma. En consecuencia, 483 de 1935 individuos tienen datos de SNP (descritos en la Fig. 1 ). <text:span text:style-name="T3">Los datos de SNP obtenidos se sometieron posteriormente a procedimientos de control de calidad (QC): brevemente, los loci de SNP se eliminaron con una tasa de llamada &lt;0,80 y una frecuencia de alelo menor &lt;0,01. Los SNP restantes se filtraron aún más en función de la consistencia de la herencia mendeliana, y Fimpute v. 2.2 [ 27 ] imputó los genotipos de SNP faltantes . Después del proceso de imputación, se eliminaron los loci SNP altamente correlacionados según Wiggans et al. [ 28]. Las condiciones detalladas de GBS y el procedimiento de control de calidad, incluido el grado de desequilibrio de ligamiento (LD), fueron descritos previamente por Imai et al. [ 29 ].</text:span></text:p>
      <text:p text:style-name="P13"/>
      <text:p text:style-name="P7"><text:span text:style-name="T5">Modelos de predicción</text:span> </text:p>
      <text:p text:style-name="P7"/>
      <text:p text:style-name="P10">Se aplicó el siguiente modelo lineal mixto para comparar el rendimiento de predicción de ssGBLUP con el de la mejor predicción lineal imparcial genómica (GBLUP) en individuos genotipados y el de BLUP convencional (ABLUP) en individuos no genotipados:</text:p>
      <text:p text:style-name="P10"/>
      <text:p text:style-name="P10">…</text:p>
      <text:p text:style-name="P10"/>
      <text:p text:style-name="P7"><text:soft-page-break/>donde <text:span text:style-name="T5">y</text:span> es un vector de registros fenotípicos de los 1935 individuos observados entre 2009 y 2012, <text:span text:style-name="T5">b</text:span> es un vector de efectos fijos que incluye un intercepto y un efecto de año, <text:span text:style-name="T5">X</text:span> es una matriz de diseño que relaciona <text:span text:style-name="T5">b</text:span> con <text:span text:style-name="T5">y</text:span> , y <text:span text:style-name="T5">Z</text:span> es una matriz de incidencia que relaciona <text:span text:style-name="T5">u </text:span>a <text:span text:style-name="T5">y</text:span> . El vector <text:span text:style-name="T5">u</text:span> representa los valores de cría como se describe a continuación, y <text:span text:style-name="T5">e</text:span> es un vector de residuos asumiendo ..., donde <text:span text:style-name="T5">I </text:span>es una matriz identidad y ... representa la varianza residual.</text:p>
      <text:p text:style-name="P7"/>
      <text:p text:style-name="P7">En la ecuación ( 1 ), se supone que <text:span text:style-name="T5">u</text:span> sigue una distribución normal con un vector medio de <text:span text:style-name="T5">0</text:span> y una matriz de covarianza ... en el modelo ABLUP y ... en el modelo GBLUP, donde ... es la varianza genética aditiva, y <text:span text:style-name="T5">A</text:span> y <text:span text:style-name="T5">G</text:span> representan una matriz de relación aditiva basada en pedigrí y una matriz genómica realizada, respectivamente. Calculamos <text:span text:style-name="T5">G </text:span>a partir de datos de SNP de acuerdo con el primer método de VanRaden [ 6 ]. Usando las matrices <text:span text:style-name="T5">A</text:span> y <text:span text:style-name="T5">G </text:span>, el mejor predictor lineal insesgado de <text:span text:style-name="T5">u </text:span>, denotado por ..., se calculó para ABLUP de la siguiente manera:</text:p>
      <text:p text:style-name="P7"/>
      <text:p text:style-name="P7">…</text:p>
      <text:p text:style-name="P7"/>
      <text:p text:style-name="P7"><text:span text:style-name="T6">y para GBLUP de la siguiente manera:</text:span><text:bookmark text:name="pone.0221880.e009"/><text:line-break/></text:p>
      <text:p text:style-name="P7">…</text:p>
      <text:p text:style-name="P7"/>
      <text:p text:style-name="P7">donde <text:span text:style-name="T5">λ</text:span> se da como ..., y <text:span text:style-name="T5">M </text:span>es una matriz de proyección definida como M = I − X ( X ' X ) −1 X '. Las matrices <text:span text:style-name="T5">A </text:span>y <text:span text:style-name="T5">G</text:span> se calcularon utilizando el software airemlf90 [ 30 ] y preGSf90 [ 12 , 31 ], respectivamente, y … se calculó utilizando el software airemlf90 [ 30 ].</text:p>
      <text:p text:style-name="P7"/>
      <text:p text:style-name="P7">En el modelo ssGBLUP, se supuso que …. en la ecuación ( 1 ). Esta matriz <text:span text:style-name="T5">H</text:span> combina el pedigrí y las relaciones genómicas, y se definió previamente [ 11 ] de la siguiente manera:</text:p>
      <text:p text:style-name="P7"/>
      <text:p text:style-name="P7">….</text:p>
      <text:p text:style-name="P7"/>
      <text:p text:style-name="P7"><text:span text:style-name="T2">donde A 11 , A 12 , A 21 y A 22 son submatrices de A , y los subíndices 1 y 2 representan individuos genotipados y no genotipados, respectivamente. A través de la matriz H , la precisión de predicción de individuos genotipados puede mejorarse con datos de parientes no genotipados, y la precisión de predicción de individuos no genotipados también puede mejorarse con G , que explica el efecto de muestreo mendeliano de parientes genotipados y puede proporcionar relaciones más precisas que A .</text:span> <text:span text:style-name="T3">Para el cálculo de la matriz H , escalamos G en función deA 22 de modo que la diagonal media y fuera de la diagonal de G sean iguales a las de A 22 ; escala apropiada evita los sesgos de los valores genéticos en los individuos genotipados [ 14 ].</text:span> El inverso de H tiene una forma simple [ 12 , 32 ], y se puede escribir con parámetros de sintonización α, β, τ y ω de la siguiente manera:</text:p>
      <text:p text:style-name="P7"/>
      <text:p text:style-name="P7">….</text:p>
      <text:p text:style-name="P7"/>
      <text:p text:style-name="P7">El ajuste fino de α, β, τ y ω puede aumentar la precisión y reducir los sesgos de la predicción genómica de los valores genéticos [ 33 ]. Usamos valores fijos de α = 0.95 y β = 0.05 para permitir la inversión de la matriz. Asignamos el mismo valor a τ y ω (τ = ω); en este contexto, τ define una proporción mixta de información genómica y pedigrí [ 12 ]. Si τ &gt; 0, y τ = ω, entonces la porción de información genómica y genealógica se convierte en τ :(1− τ ). <text:span text:style-name="T3">Agregar información de pedigrí podría ser beneficioso para capturar los efectos poligénicos que no podrían ser explicados por la información genómica.</text:span> Probamos tres valores de τ (1,00, 0,75 y 0,50) para evaluar la precisión de la predicción. Usando la H matriz, el mejor predictor lineal imparcial …. se calculó de la siguiente manera:</text:p>
      <text:p text:style-name="P7"/>
      <text:p text:style-name="P7"><text:soft-page-break/>….</text:p>
      <text:p text:style-name="P7"/>
      <text:p text:style-name="P7">donde λ y M se definen igual que los modelos ABLUP y GBLUP. Las matrices H se calcularon utilizando el software preGSf90 [ 12 , 31 ], y …. se calculó utilizando el software airemlf90 [ 30 ].</text:p>
      <text:p text:style-name="P7"/>
      <text:p text:style-name="P8"><text:span text:style-name="T5">Estimación de la heredabilidad</text:span> </text:p>
      <text:p text:style-name="P8"/>
      <text:p text:style-name="P8"><text:span text:style-name="T3">Varianza genética aditiva (...), varianza residual (...) y heredabilidad </text:span><text:span text:style-name="T4">(...)</text:span><text:span text:style-name="T3"> en cada carácter se estimaron con base en el modelo mixto lineal descrito anteriormente. Estimamos la heredabilidad por ABLUP y ssGBLUP</text:span> con diferentes valores de τ (1,00, 0,75 y 0,50). <text:span text:style-name="T3">No calculamos la heredabilidad mediante el método GBLUP, porque GBLUP solo se aplicó al conjunto de datos con individuos con fenotipo y genotipo.</text:span></text:p>
      <text:p text:style-name="P14"/>
      <text:p text:style-name="P9"><text:span text:style-name="T5">Evaluación de la precisión de la predicción</text:span> </text:p>
      <text:p text:style-name="P9"/>
      <text:p text:style-name="P9"><text:span text:style-name="T2">La precisión de predicción de ssGBLUP se comparó con la de GBLUP en individuos con genotipo.</text:span> Se realizó una validación cruzada (CV) para evaluar estos métodos, asumiendo una selección temprana en la etapa juvenil. <text:span text:style-name="T2">También se realizó CV para comparar la precisión de predicción de ssGBLUP con la de ABLUP en individuos sin genotipo.</text:span></text:p>
      <text:p text:style-name="P9"/>
      <text:p text:style-name="P11">Para comparar la precisión de la predicción en individuos genotipificados, se calcularon los valores genotípicos (es decir, la suma de la intersección y los valores genéticos) de individuos de nueve familias genotipadas en base a todos los registros fenotípicos de los 1935 individuos mediante el método ABLUP, y estos valores se predijeron mediante los métodos ssGBLUP y GBLUP. En cada ciclo de CV, se omitió cada una de las nueve familias con genotipo y los individuos restantes, incluidos los cultivares parentales y las familias sin genotipo (solo en ssGBLUP), se usaron para construir el modelo de predicción para predecir los valores genotípicos de la familia omitida. Por lo tanto, CV consistió en nueve ciclos y evaluó la precisión de la selección de plántulas en función de los genotipos SNP en la etapa juvenil durante el cruzamiento. La precisión de la predicción se evaluó como un coeficiente de correlación ( r) entre los valores genotípicos objetivo y los predichos.</text:p>
      <text:p text:style-name="P11"/>
      <text:p text:style-name="P11">Para comparar la precisión de la predicción en individuos no genotipados, los valores medios fenotípicos en cada una de las 50 familias no genotipadas con más de 10 F 1los individuos (en adelante, denominados media familiar observada) se calcularon como los valores objetivo de los procedimientos CV. Estos valores fueron predichos por los métodos ssGBLUP y ABLUP, que calcularon los valores genotípicos predichos en cada familia objetivo para la validación. Los registros fenotípicos para el cálculo de la media familiar se ajustaron por el efecto del año que se estimó a partir de todas las observaciones de los 1935 individuos por el método ABLUP. En el análisis ssGBLUP, adoptamos los valores fijos de τ (ω) con la mayor precisión de predicción en individuos genotipados. En cada ciclo CV, se omitieron cada una de las 50 familias sin genotipo y los individuos restantes, incluidos los cultivares parentales, las familias con genotipo y las familias sin genotipo con menos de 10 F 1individuos, se utilizaron para construir el modelo de predicción para predecir las medias observadas de la familia omitida. En este caso, los valores genotípicos pronosticados se volvieron idénticos dentro de una familia, porque se omitieron sus registros fenotípicos. La precisión de la predicción se evaluó como coeficiente de correlación ponderado ( r ) entre el objetivo y los valores predichos. Los pesos del coeficiente de correlación se determinaron a partir del número de individuos F 1 en cada familia.</text:p>
      <text:p text:style-name="P11"/>
      <text:p text:style-name="P18">Resultados </text:p>
      <text:p text:style-name="P16"/>
      <text:p text:style-name="P16"><text:soft-page-break/>- Estimación de la heredabilidad</text:p>
      <text:p text:style-name="P16"/>
      <text:p text:style-name="P16"><text:span text:style-name="T2">Estimamos la heredabilidad usando ABLUP y ssGBLUP con tres valores de τ ( Tabla 3 ). La heredabilidad varió de 0,57 a 0,82 en tres características de calidad de la fruta, y AC mostró las estimaciones más altas de heredabilidad.</text:span> Estas estimaciones fueron algo inferiores a las de nuestro informe anterior [ 25 ], lo que <text:span text:style-name="T2">refleja las diferencias en la población a analizar.</text:span> <text:span text:style-name="T2">En todos los rasgos, ABLUP y ssGBLUP ofrecieron casi las mismas estimaciones de heredabilidad</text:span>. La proporción de mezcla τ de ssGBLUP también tuvo poco efecto en la estimación de la heredabilidad, por lo que consideramos que GBLUP proporcionó estimaciones de heredabilidad similares en nuestro caso.</text:p>
      <text:p text:style-name="P16"/>
      <text:p text:style-name="P16">- Comparación de la precisión de la predicción en individuos genotipados</text:p>
      <text:p text:style-name="P16"/>
      <text:p text:style-name="P17">El enfoque GBS y los sucesivos procedimientos de control de calidad proporcionaron 2353 SNP de 483 personas. Usando los datos de SNP y la información de pedigrí de todos los individuos, construimos matrices H y las aplicamos al ssGBLUP para evaluar la precisión de la predicción en individuos genotipados y compararlos con los de GBLUP. Para la construcción de la matriz H , utilizamos los tres valores de τ (1,00, 0,75 y 0,50), que definen la proporción de mezcla de información genómica y pedigrí. Por lo tanto, comparamos tres modelos ssGBLUP con diferentes valores de τ y un modelo GBLUP para tres características de calidad de fruta.</text:p>
      <text:p text:style-name="P17"/>
      <text:p text:style-name="P16"><text:span text:style-name="T2">El CV para cada familia genotipada mostró una precisión similar o mayor en ssGBLUP en comparación con GBLUP ( Tabla 4 ; Figs. S1 - S3 ).</text:span> Si bien nuestro resultado mostró una precisión de predicción bastante inferior para GBLUP que la del estudio anterior que evaluó los mismos rasgos [ 34 ], la precisión reducida puede deberse a las diferencias en los SNP, los materiales vegetales y los procedimientos de CV. Se logró una mejora considerable en la precisión en SC, y se obtuvo una precisión similar en FW y AC. <text:span text:style-name="T2">Las comparaciones entre los modelos ssGBLUP con diferentes valores de τ mostraron que la mayor precisión se obtuvo cuando τ = 1,00 para FW, 0,50 para SC y 0,75 para AC ( Tabla 4). Sin embargo, las diferencias en la precisión fueron pequeñas y mostraron poco efecto sobre la precisión de ssGBLUP.</text:span></text:p>
      <text:p text:style-name="P16"/>
      <text:p text:style-name="P18">Comparación de la precisión de la predicción en individuos no genotipados</text:p>
      <text:p text:style-name="P18"><text:span text:style-name="T9"/></text:p>
      <text:p text:style-name="P18"><text:span text:style-name="T10">La matriz H en ssGBLUP combinó las relaciones genómicas y de pedigrí. En consecuencia, este método podría proporcionar una evaluación genética más precisa, incluso para parientes sin genotipo, que el método ABLUP que solo utiliza una matriz de relación aditiva basada en el pedigrí.</text:span><text:span text:style-name="T9"> Validamos la precisión de predicción de los métodos ssGBLUP y ABLUP. Las medias familiares observadas en cada una de las 50 familias sin genotipo se predijeron utilizando procedimientos CV para cada rasgo. </text:span><text:span text:style-name="T10">Coeficientes de correlación ligeramente más altos resultaron del método ssGBLUP en comparación con los del método ABLUP ( Tabla 5 ; S4 – S6higos).</text:span><text:span text:style-name="T9"> La mejora en la precisión de predicción lograda por ssGBLUP fue mayor para SC que para FW y AC.</text:span><text:span text:style-name="T10"> Aunque la precisión de la predicción fue considerablemente diferente para cada rasgo, en varias familias se detectaron comúnmente grandes discrepancias entre los valores observados y predich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1T09:52:48.399019552</meta:creation-date>
    <dc:date>2022-01-19T07:17:30.774934673</dc:date>
    <meta:editing-duration>PT2H54M53S</meta:editing-duration>
    <meta:editing-cycles>15</meta:editing-cycles>
    <meta:generator>LibreOffice/6.0.7.3$Linux_X86_64 LibreOffice_project/00m0$Build-3</meta:generator>
    <meta:document-statistic meta:table-count="0" meta:image-count="0" meta:object-count="0" meta:page-count="5" meta:paragraph-count="41" meta:word-count="2923" meta:character-count="17218" meta:non-whitespace-character-count="14327"/>
  </office:meta>
</office:document-meta>
</file>